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middle" draw:shadow="visib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c0c0c0" draw:textarea-horizontal-align="center" draw:textarea-vertical-align="middle" draw:shadow="visible"/>
    </style:style>
    <style:style style:name="gr4" style:family="graphic" style:parent-style-name="standard">
      <style:graphic-properties draw:fill="solid" draw:fill-color="#ffff99" draw:textarea-horizontal-align="center" draw:textarea-vertical-align="middle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draw:stroke-dash="Fine_20_Dott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font-family="Courier" style:font-style-name="Regular" style:font-family-generic="modern" style:font-pitch="fixed" fo:font-size="24pt" fo:font-weight="normal" style:font-size-asian="24pt"/>
    </style:style>
    <style:style style:name="P3" style:family="paragraph">
      <style:text-properties fo:font-family="'Courier New'" style:font-family-generic="modern" style:font-pitch="fixed"/>
    </style:style>
    <style:style style:name="T1" style:family="text">
      <style:text-properties fo:font-family="Courier" style:font-style-name="Regular" style:font-family-generic="modern" style:font-pitch="fixed" fo:font-size="24pt" fo:font-weight="normal" style:font-size-asian="24pt"/>
    </style:style>
    <style:style style:name="T2" style:family="text">
      <style:text-properties style:text-position="sub 58%" fo:font-family="Courier" style:font-style-name="Regular" style:font-family-generic="modern" style:font-pitch="fixed" fo:font-size="24pt" fo:font-weight="normal" style:font-size-asian="24pt"/>
    </style:style>
    <style:style style:name="T3" style:family="text">
      <style:text-properties style:text-position="sub 58%" fo:font-family="Courier" style:font-style-name="Regular" style:font-family-generic="modern" style:font-pitch="fixed" fo:font-size="24pt" fo:font-weight="normal" style:font-size-asian="24pt" style:font-size-complex="24pt"/>
    </style:style>
    <style:style style:name="T4" style:family="text">
      <style:text-properties fo:font-family="'Courier New'" style:font-family-generic="modern" style:font-pitch="fixed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2" draw:id="id13" draw:layer="layout" svg:width="2.77cm" svg:height="1.078cm" svg:x="17.618cm" svg:y="9.384cm">
            <text:p text:style-name="P1"><text:span text:style-name="T1">value</text:span></text:p>
          </draw:rect>
          <draw:rect draw:style-name="gr1" draw:text-style-name="P2" draw:id="id2" draw:layer="layout" svg:width="2.122cm" svg:height="1.078cm" svg:x="8.982cm" svg:y="1.126cm">
            <text:p text:style-name="P1"><text:span text:style-name="T1">bool</text:span></text:p>
          </draw:rect>
          <draw:rect draw:style-name="gr1" draw:text-style-name="P2" draw:id="id1" draw:layer="layout" svg:width="2.16cm" svg:height="1.078cm" svg:x="0.635cm" svg:y="9.384cm">
            <text:p text:style-name="P1"><text:span text:style-name="T1">void</text:span></text:p>
          </draw:rect>
          <draw:rect draw:style-name="gr1" draw:text-style-name="P2" draw:id="id3" draw:layer="layout" svg:width="1.264cm" svg:height="1.064cm" svg:x="9.411cm" svg:y="2.682cm">
            <text:p text:style-name="P1"><text:span text:style-name="T1">int</text:span></text:p>
          </draw:rect>
          <draw:rect draw:style-name="gr1" draw:text-style-name="P2" draw:id="id4" draw:layer="layout" svg:width="2.019cm" svg:height="1.064cm" svg:x="9.034cm" svg:y="4.15cm">
            <text:p text:style-name="P1"><text:span text:style-name="T1">real</text:span></text:p>
          </draw:rect>
          <draw:rect draw:style-name="gr1" draw:text-style-name="P2" draw:id="id5" draw:layer="layout" svg:width="1.653cm" svg:height="1.078cm" svg:x="9.217cm" svg:y="5.706cm">
            <text:p text:style-name="P1"><text:span text:style-name="T1">str</text:span></text:p>
          </draw:rect>
          <draw:rect draw:style-name="gr1" draw:text-style-name="P2" draw:id="id6" draw:layer="layout" svg:width="1.567cm" svg:height="1.078cm" svg:x="9.26cm" svg:y="7.259cm">
            <text:p text:style-name="P1"><text:span text:style-name="T1">loc</text:span></text:p>
          </draw:rect>
          <draw:rect draw:style-name="gr1" draw:text-style-name="P2" draw:id="id7" draw:layer="layout" svg:width="2.16cm" svg:height="1.078cm" svg:x="8.963cm" svg:y="8.772cm">
            <text:p text:style-name="P1"><text:span text:style-name="T1">list</text:span></text:p>
          </draw:rect>
          <draw:rect draw:style-name="gr1" draw:text-style-name="P2" draw:id="id10" draw:layer="layout" svg:width="2.16cm" svg:height="1.078cm" svg:x="8.963cm" svg:y="13.695cm">
            <text:p text:style-name="P1"><text:span text:style-name="T1">set</text:span></text:p>
          </draw:rect>
          <draw:rect draw:style-name="gr1" draw:text-style-name="P2" draw:id="id8" draw:layer="layout" svg:width="2.16cm" svg:height="1.078cm" svg:x="8.963cm" svg:y="10.37cm">
            <text:p text:style-name="P1"><text:span text:style-name="T1">map</text:span></text:p>
          </draw:rect>
          <draw:rect draw:style-name="gr1" draw:text-style-name="P2" draw:id="id9" draw:layer="layout" svg:width="2.549cm" svg:height="1.078cm" svg:x="8.769cm" svg:y="12.055cm">
            <text:p text:style-name="P1"><text:span text:style-name="T1">tuple</text:span></text:p>
          </draw:rect>
          <draw:rect draw:style-name="gr1" draw:text-style-name="P2" draw:id="id11" draw:layer="layout" svg:width="2.549cm" svg:height="1.078cm" svg:x="8.769cm" svg:y="15.626cm">
            <text:p text:style-name="P1"><text:span text:style-name="T1">rel</text:span></text:p>
          </draw:rect>
          <draw:rect draw:style-name="gr1" draw:text-style-name="P2" draw:id="id12" draw:layer="layout" svg:width="2.549cm" svg:height="1.078cm" svg:x="8.769cm" svg:y="17.151cm">
            <text:p text:style-name="P1"><text:span text:style-name="T1">node</text:span></text:p>
          </draw:rect>
          <draw:connector draw:style-name="gr2" draw:layer="layout" draw:type="line" svg:x1="2.795cm" svg:y1="9.923cm" svg:x2="8.982cm" svg:y2="1.665cm" draw:start-shape="id1" draw:start-glue-point="1" draw:end-shape="id2" draw:end-glue-point="3" svg:d="m2795 9923 6187-8258">
            <text:p/>
          </draw:connector>
          <draw:connector draw:style-name="gr2" draw:layer="layout" draw:type="line" svg:x1="2.795cm" svg:y1="9.923cm" svg:x2="9.411cm" svg:y2="3.214cm" draw:start-shape="id1" draw:start-glue-point="1" draw:end-shape="id3" draw:end-glue-point="3" svg:d="m2795 9923 6616-6709">
            <text:p/>
          </draw:connector>
          <draw:connector draw:style-name="gr2" draw:layer="layout" draw:type="line" svg:x1="2.795cm" svg:y1="9.923cm" svg:x2="9.034cm" svg:y2="4.682cm" draw:start-shape="id1" draw:end-shape="id4" draw:end-glue-point="3" svg:d="m2795 9923 6239-5241">
            <text:p/>
          </draw:connector>
          <draw:connector draw:style-name="gr2" draw:layer="layout" draw:type="line" svg:x1="2.795cm" svg:y1="9.923cm" svg:x2="9.217cm" svg:y2="6.245cm" draw:start-shape="id1" draw:start-glue-point="1" draw:end-shape="id5" draw:end-glue-point="3" svg:d="m2795 9923 6422-3678">
            <text:p/>
          </draw:connector>
          <draw:connector draw:style-name="gr2" draw:layer="layout" draw:type="line" svg:x1="2.795cm" svg:y1="9.923cm" svg:x2="9.26cm" svg:y2="7.798cm" draw:start-shape="id1" draw:start-glue-point="1" draw:end-shape="id6" svg:d="m2795 9923 6465-2125">
            <text:p/>
          </draw:connector>
          <draw:connector draw:style-name="gr2" draw:layer="layout" draw:type="line" svg:x1="2.795cm" svg:y1="9.923cm" svg:x2="8.963cm" svg:y2="9.311cm" draw:start-shape="id1" draw:start-glue-point="1" draw:end-shape="id7" draw:end-glue-point="3" svg:d="m2795 9923 6168-612">
            <text:p/>
          </draw:connector>
          <draw:connector draw:style-name="gr2" draw:layer="layout" draw:type="line" svg:x1="2.795cm" svg:y1="9.923cm" svg:x2="8.963cm" svg:y2="10.909cm" draw:start-shape="id1" draw:start-glue-point="1" draw:end-shape="id8" draw:end-glue-point="3" svg:d="m2795 9923 6168 986">
            <text:p/>
          </draw:connector>
          <draw:connector draw:style-name="gr2" draw:layer="layout" draw:type="line" svg:x1="2.795cm" svg:y1="9.923cm" svg:x2="8.769cm" svg:y2="12.594cm" draw:start-shape="id1" draw:end-shape="id9" draw:end-glue-point="3" svg:d="m2795 9923 5974 2671">
            <text:p/>
          </draw:connector>
          <draw:connector draw:style-name="gr2" draw:layer="layout" draw:type="line" svg:x1="2.795cm" svg:y1="9.923cm" svg:x2="8.963cm" svg:y2="14.234cm" draw:start-shape="id1" draw:end-shape="id10" draw:end-glue-point="3" svg:d="m2795 9923 6168 4311">
            <text:p/>
          </draw:connector>
          <draw:connector draw:style-name="gr2" draw:layer="layout" draw:type="line" svg:x1="2.795cm" svg:y1="9.923cm" svg:x2="8.769cm" svg:y2="16.165cm" draw:start-shape="id1" draw:start-glue-point="1" draw:end-shape="id11" svg:d="m2795 9923 5974 6242">
            <text:p/>
          </draw:connector>
          <draw:connector draw:style-name="gr2" draw:layer="layout" draw:type="line" svg:x1="2.795cm" svg:y1="9.923cm" svg:x2="8.769cm" svg:y2="17.69cm" draw:start-shape="id1" draw:start-glue-point="1" draw:end-shape="id12" draw:end-glue-point="3" svg:d="m2795 9923 5974 7767">
            <text:p/>
          </draw:connector>
          <draw:connector draw:style-name="gr2" draw:layer="layout" draw:type="line" svg:x1="11.104cm" svg:y1="1.665cm" svg:x2="17.618cm" svg:y2="9.923cm" draw:start-shape="id2" draw:start-glue-point="1" draw:end-shape="id13" draw:end-glue-point="3" svg:d="m11104 1665 6514 8258">
            <text:p/>
          </draw:connector>
          <draw:connector draw:style-name="gr2" draw:layer="layout" draw:type="line" svg:x1="10.675cm" svg:y1="3.214cm" svg:x2="17.618cm" svg:y2="9.923cm" draw:start-shape="id3" draw:start-glue-point="1" draw:end-shape="id13" draw:end-glue-point="3" svg:d="m10675 3214 6943 6709">
            <text:p/>
          </draw:connector>
          <draw:connector draw:style-name="gr2" draw:layer="layout" draw:type="line" svg:x1="11.053cm" svg:y1="4.682cm" svg:x2="17.618cm" svg:y2="9.923cm" draw:start-shape="id4" draw:start-glue-point="1" draw:end-shape="id13" draw:end-glue-point="3" svg:d="m11053 4682 6565 5241">
            <text:p/>
          </draw:connector>
          <draw:connector draw:style-name="gr2" draw:layer="layout" draw:type="line" svg:x1="10.87cm" svg:y1="6.245cm" svg:x2="17.618cm" svg:y2="9.923cm" draw:start-shape="id5" draw:start-glue-point="1" draw:end-shape="id13" svg:d="m10870 6245 6748 3678">
            <text:p/>
          </draw:connector>
          <draw:connector draw:style-name="gr2" draw:layer="layout" draw:type="line" svg:x1="10.827cm" svg:y1="7.798cm" svg:x2="17.618cm" svg:y2="9.923cm" draw:start-shape="id6" draw:start-glue-point="1" draw:end-shape="id13" draw:end-glue-point="3" svg:d="m10827 7798 6791 2125">
            <text:p/>
          </draw:connector>
          <draw:connector draw:style-name="gr2" draw:layer="layout" draw:type="line" svg:x1="11.123cm" svg:y1="9.311cm" svg:x2="17.618cm" svg:y2="9.923cm" draw:start-shape="id7" draw:start-glue-point="1" draw:end-shape="id13" draw:end-glue-point="3" svg:d="m11123 9311 6495 612">
            <text:p/>
          </draw:connector>
          <draw:connector draw:style-name="gr2" draw:layer="layout" draw:type="line" svg:x1="11.123cm" svg:y1="10.909cm" svg:x2="17.618cm" svg:y2="9.923cm" draw:start-shape="id8" draw:end-shape="id13" draw:end-glue-point="3" svg:d="m11123 10909 6495-986">
            <text:p/>
          </draw:connector>
          <draw:connector draw:style-name="gr2" draw:layer="layout" draw:type="line" svg:x1="11.318cm" svg:y1="12.594cm" svg:x2="17.618cm" svg:y2="9.923cm" draw:start-shape="id9" draw:start-glue-point="1" draw:end-shape="id13" svg:d="m11318 12594 6300-2671">
            <text:p/>
          </draw:connector>
          <draw:connector draw:style-name="gr2" draw:layer="layout" draw:type="line" svg:x1="11.123cm" svg:y1="14.234cm" svg:x2="17.618cm" svg:y2="9.923cm" draw:start-shape="id10" draw:start-glue-point="1" draw:end-shape="id13" draw:end-glue-point="3" svg:d="m11123 14234 6495-4311">
            <text:p/>
          </draw:connector>
          <draw:connector draw:style-name="gr2" draw:layer="layout" draw:type="line" svg:x1="11.318cm" svg:y1="16.165cm" svg:x2="17.618cm" svg:y2="9.923cm" draw:start-shape="id11" draw:end-shape="id13" draw:end-glue-point="3" svg:d="m11318 16165 6300-6242">
            <text:p/>
          </draw:connector>
          <draw:connector draw:style-name="gr2" draw:layer="layout" draw:type="line" svg:x1="11.318cm" svg:y1="17.69cm" svg:x2="17.618cm" svg:y2="9.923cm" draw:start-shape="id12" draw:start-glue-point="1" draw:end-shape="id13" svg:d="m11318 17690 6300-7767">
            <text:p/>
          </draw:connector>
          <draw:rect draw:style-name="gr3" draw:layer="layout" svg:width="7.559cm" svg:height="2.445cm" svg:x="6.264cm" svg:y="19.845cm">
            <text:p/>
          </draw:rect>
          <draw:rect draw:style-name="gr4" draw:text-style-name="P2" draw:id="id14" draw:layer="layout" svg:width="2.655cm" svg:height="1.078cm" svg:x="6.794cm" svg:y="19.989cm">
            <text:p text:style-name="P1"><text:span text:style-name="T1">ADT</text:span><text:span text:style-name="T2">1</text:span></text:p>
          </draw:rect>
          <draw:rect draw:style-name="gr4" draw:text-style-name="P2" draw:id="id15" draw:layer="layout" svg:width="2.656cm" svg:height="1.078cm" svg:x="10.9cm" svg:y="20.033cm">
            <text:p text:style-name="P1"><text:span text:style-name="T1">ADT</text:span><text:span text:style-name="T3">n</text:span></text:p>
          </draw:rect>
          <draw:frame draw:style-name="gr5" draw:text-style-name="P3" draw:layer="layout" svg:width="2.119cm" svg:height="0.962cm" svg:x="9.143cm" svg:y="21.345cm">
            <draw:text-box>
              <text:p><text:span text:style-name="T4">data</text:span></text:p>
            </draw:text-box>
          </draw:frame>
          <draw:connector draw:style-name="gr2" draw:layer="layout" draw:type="line" svg:x1="10.043cm" svg:y1="15.626cm" svg:x2="10.043cm" svg:y2="14.773cm" draw:start-shape="id11" draw:start-glue-point="0" draw:end-shape="id10" draw:end-glue-point="2" svg:d="m10043 15626v-853">
            <text:p/>
          </draw:connector>
          <draw:rect draw:style-name="gr3" draw:layer="layout" svg:width="5.153cm" svg:height="2.548cm" svg:x="0.376cm" svg:y="19.828cm">
            <text:p/>
          </draw:rect>
          <draw:frame draw:style-name="gr6" draw:text-style-name="P3" draw:layer="layout" svg:width="2.542cm" svg:height="0.962cm" svg:x="1.815cm" svg:y="21.469cm">
            <draw:text-box>
              <text:p><text:span text:style-name="T4">alias</text:span></text:p>
            </draw:text-box>
          </draw:frame>
          <draw:rect draw:style-name="gr4" draw:text-style-name="P2" draw:id="id16" draw:layer="layout" svg:width="1.741cm" svg:height="1.078cm" svg:x="0.635cm" svg:y="19.987cm">
            <text:p text:style-name="P1"><text:span text:style-name="T1">A</text:span><text:span text:style-name="T2">1</text:span></text:p>
          </draw:rect>
          <draw:rect draw:style-name="gr4" draw:text-style-name="P2" draw:id="id17" draw:layer="layout" svg:width="1.741cm" svg:height="1.078cm" svg:x="3.529cm" svg:y="19.987cm">
            <text:p text:style-name="P1"><text:span text:style-name="T1">A</text:span><text:span text:style-name="T2">n</text:span></text:p>
          </draw:rect>
          <draw:connector draw:style-name="gr7" draw:layer="layout" draw:type="line" svg:x1="8.121cm" svg:y1="19.989cm" svg:x2="10.043cm" svg:y2="18.229cm" draw:start-shape="id14" draw:start-glue-point="0" draw:end-shape="id12" draw:end-glue-point="2" svg:d="m8121 19989 1922-1760">
            <text:p/>
          </draw:connector>
          <draw:connector draw:style-name="gr7" draw:layer="layout" draw:type="line" svg:x1="12.228cm" svg:y1="20.033cm" svg:x2="10.043cm" svg:y2="18.229cm" draw:start-shape="id15" draw:start-glue-point="0" draw:end-shape="id12" draw:end-glue-point="2" svg:d="m12228 20033-2185-1804">
            <text:p/>
          </draw:connector>
          <draw:connector draw:style-name="gr8" draw:layer="layout" draw:type="line" svg:x1="1.505cm" svg:y1="19.987cm" svg:x2="3.283cm" svg:y2="15.897cm" draw:start-shape="id16" draw:start-glue-point="0" svg:d="m1505 19987 1778-4090">
            <text:p/>
          </draw:connector>
          <draw:connector draw:style-name="gr8" draw:layer="layout" draw:type="line" svg:x1="4.399cm" svg:y1="19.987cm" svg:x2="5.789cm" svg:y2="16.285cm" draw:start-shape="id17" draw:start-glue-point="0" svg:d="m4399 19987 1390-3702">
            <text:p/>
          </draw:connector>
          <draw:line draw:style-name="gr8" draw:layer="layout" svg:x1="14.255cm" svg:y1="1.814cm" svg:x2="16.242cm" svg:y2="1.814cm">
            <text:p/>
          </draw:line>
          <draw:frame draw:style-name="gr9" draw:layer="layout" svg:width="4.227cm" svg:height="1.025cm" svg:x="16.415cm" svg:y="1.253cm">
            <draw:text-box>
              <text:p>= <text:span text:style-name="T5">subtype-of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meta:creation-date>2003-09-08T23:11:34</meta:creation-date>
    <dc:date>2009-04-21T14:18:46</dc:date>
    <dc:language>en-US</dc:language>
    <meta:editing-cycles>7</meta:editing-cycles>
    <meta:editing-duration>PT02H28M54S</meta:editing-duration>
    <meta:document-statistic meta:object-count="51"/>
    <meta:user-defined meta:name="Info 1"/>
    <meta:user-defined meta:name="Info 2"/>
    <meta:user-defined meta:name="Info 3"/>
    <meta:user-defined meta:name="Info 4"/>
  </office:meta>
</office:document-meta>
</file>